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72A0000045C0EB874CF01934CB0.png" manifest:media-type="image/png"/>
  <manifest:file-entry manifest:full-path="Pictures/10000000000001FC0000014CF2FA4A9266A185AE.png" manifest:media-type="image/png"/>
  <manifest:file-entry manifest:full-path="Pictures/100000010000039500000257A7F5F9C2F7C33154.png" manifest:media-type="image/png"/>
  <manifest:file-entry manifest:full-path="Pictures/1000000100000795000004C31F11982DA8C953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text-properties style:font-name="Source Sans Pro Semibold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 style:font-name="Source Sans Pro Semibold" fo:font-size="24pt" style:font-size-asian="24pt" style:font-size-complex="24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Source Sans Pro Semibold" fo:font-size="24pt" style:font-size-asian="24pt" style:font-size-complex="24pt"/>
    </style:style>
    <style:style style:name="T4" style:family="text">
      <style:text-properties fo:color="#000000" loext:opacity="100%" style:font-name="Liberation Sans" fo:font-size="24pt" style:font-name-asian="Liberation Sans" style:font-size-asian="24pt" style:font-name-complex="Liberation Sans" style:font-size-complex="24pt"/>
    </style:style>
    <style:style style:name="T5" style:family="text">
      <style:text-properties fo:color="#000000" loext:opacity="100%" style:font-name="Source Sans Pro Semibold" fo:font-size="24pt" style:font-name-asian="Liberation Sans" style:font-size-asian="24pt" style:font-name-complex="Liberation Sans" style:font-size-complex="24pt"/>
    </style:style>
    <style:style style:name="T6" style:family="text">
      <style:text-properties fo:color="#000000" loext:opacity="100%" style:font-name="Source Sans Pro Semibold1" fo:font-size="24pt" style:font-name-asian="Source Sans Pro Semibold1" style:font-size-asian="24pt" style:font-name-complex="Source Sans Pro Semibold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cm" presentation:class="title" presentation:user-transformed="true">
          <draw:text-box>
            <text:p text:style-name="P2">Diffraction par des<text:line-break/>structures périodiques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6.822cm" svg:height="1.318cm" svg:x="10.678cm" svg:y="13.5cm">
          <draw:text-box>
            <text:p><text:span text:style-name="T3">Monochromateur</text:span></text:p>
          </draw:text-box>
        </draw:frame>
        <draw:frame draw:style-name="gr4" draw:text-style-name="P7" draw:layer="layout" svg:width="20.856cm" svg:height="12.69cm" svg:x="3.572cm" svg:y="0.5cm">
          <draw:image xlink:href="Pictures/100000010000072A0000045C0EB874CF01934C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16.004cm" svg:height="10.458cm" svg:x="5.998cm" svg:y="1.5cm">
          <draw:image xlink:href="Pictures/10000000000001FC0000014CF2FA4A9266A185AE.png" xlink:type="simple" xlink:show="embed" xlink:actuate="onLoad" draw:mime-type="image/png">
            <text:p/>
          </draw:image>
        </draw:frame>
        <draw:frame draw:style-name="gr3" draw:text-style-name="P9" draw:layer="layout" svg:width="4.85cm" svg:height="1.318cm" svg:x="11.575cm" svg:y="12.682cm">
          <draw:text-box>
            <text:p text:style-name="P8"><text:span text:style-name="T3">N</text:span><text:span text:style-name="T4">λ</text:span><text:span text:style-name="T5"> = 2d sin</text:span><text:span text:style-name="T6">θ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17cm" svg:height="11.104cm" svg:x="5.5cm" svg:y="2.323cm">
          <draw:image xlink:href="Pictures/100000010000039500000257A7F5F9C2F7C331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20.972cm" svg:height="13.17cm" svg:x="3.514cm" svg:y="1.29cm">
          <draw:image xlink:href="Pictures/1000000100000795000004C31F11982DA8C9536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H9M58S</meta:editing-duration>
    <meta:editing-cycles>25</meta:editing-cycles>
    <meta:generator>LibreOffice/7.2.7.2$Windows_X86_64 LibreOffice_project/8d71d29d553c0f7dcbfa38fbfda25ee34cce99a2</meta:generator>
    <dc:title>Slide agreg</dc:title>
    <dc:date>2022-06-08T14:24:06.332000000</dc:date>
    <meta:document-statistic meta:object-count="85"/>
  </office:meta>
</office:document-meta>
</file>